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Liberation Sans" fo:font-size="12pt" style:font-size-asian="12pt" style:font-size-complex="12pt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style:font-size-asian="12pt" style:font-size-complex="12pt"/>
    </style:style>
    <style:style style:name="P3" style:family="paragraph" style:parent-style-name="Standard" style:list-style-name="L2">
      <style:paragraph-properties fo:line-height="115%" fo:text-align="justify" style:justify-single-word="false"/>
      <style:text-properties style:font-name="Liberation Sans" fo:font-size="12pt" officeooo:paragraph-rsid="00135e1c" style:font-size-asian="12pt" style:font-size-complex="12pt"/>
    </style:style>
    <style:style style:name="P4" style:family="paragraph" style:parent-style-name="Standard" style:list-style-name="L3">
      <style:paragraph-properties fo:line-height="115%" fo:text-align="justify" style:justify-single-word="false"/>
      <style:text-properties style:font-name="Liberation Sans" fo:font-size="12pt" style:font-size-asian="12pt" style:font-size-complex="12pt"/>
    </style:style>
    <style:style style:name="P5" style:family="paragraph" style:parent-style-name="Standard" style:list-style-name="L3">
      <style:paragraph-properties fo:line-height="115%" fo:text-align="justify" style:justify-single-word="false"/>
      <style:text-properties style:font-name="Liberation Sans" fo:font-size="12pt" officeooo:paragraph-rsid="00135e1c" style:font-size-asian="12pt" style:font-size-complex="12pt"/>
    </style:style>
    <style:style style:name="P6" style:family="paragraph" style:parent-style-name="Standard" style:list-style-name="L4">
      <style:paragraph-properties fo:line-height="115%" fo:text-align="justify" style:justify-single-word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4pt" fo:font-weight="bold" style:font-size-asian="12pt" style:font-weight-asian="bold" style:font-size-complex="12pt" style:font-weight-complex="bold"/>
    </style:style>
    <style:style style:name="T1" style:family="text">
      <style:text-properties officeooo:rsid="00135e1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) O QUE VEM A SER O MONITORAMENTO DE PESSOAL?</text:p>
      <text:list xml:id="list2354095962" text:style-name="L1">
        <text:list-item>
          <text:p text:style-name="P2">Manter todas as informações dos colaboradores em ordem e organizadas. </text:p>
        </text:list-item>
        <text:list-item>
          <text:p text:style-name="P2">Funciona como um banco de dados para a organização, que deve ser integrado e colaborar com todos os outros subsistemas, para que tenha todos esses dados atualizados. </text:p>
        </text:list-item>
      </text:list>
      <text:p text:style-name="P1"/>
      <text:p text:style-name="P1"/>
      <text:p text:style-name="P7">2) COMO É O MONITORAMENTO DE PESSOAL?</text:p>
      <text:list xml:id="list1514822155" text:style-name="L2">
        <text:list-item>
          <text:p text:style-name="P3">Monitoramento por câmeras;</text:p>
        </text:list-item>
        <text:list-item>
          <text:p text:style-name="P3">Monitoramento por softwares;</text:p>
        </text:list-item>
        <text:list-item>
          <text:p text:style-name="P3">Monitoramento por GPS;</text:p>
        </text:list-item>
        <text:list-item>
          <text:p text:style-name="P3">Monitoramento por escuta telefônica;</text:p>
        </text:list-item>
        <text:list-item>
          <text:p text:style-name="P3">Monitoramento por redes sociais;</text:p>
        </text:list-item>
        <text:list-item>
          <text:p text:style-name="P3">Monitoramento por atividades;</text:p>
        </text:list-item>
        <text:list-item>
          <text:p text:style-name="P3">Monitoramento por e-mail ou outros canais corporativos;</text:p>
        </text:list-item>
      </text:list>
      <text:p text:style-name="P1"/>
      <text:p text:style-name="P1"/>
      <text:p text:style-name="P7">3) QUAL A IMPORTÂNCIA DO MONITORAMENTO DE PESSOAL?</text:p>
      <text:list xml:id="list73480372" text:style-name="L3">
        <text:list-item>
          <text:p text:style-name="P5">Segurança dos colaboradores;</text:p>
        </text:list-item>
        <text:list-item>
          <text:p text:style-name="P5">Proteção do patrimônio;</text:p>
        </text:list-item>
        <text:list-item>
          <text:p text:style-name="P5">Aumento da produtividade interna. </text:p>
        </text:list-item>
        <text:list-item>
          <text:p text:style-name="P4">Respeito e confiança das pessoas e incentivo ao seu comportamento;</text:p>
        </text:list-item>
        <text:list-item>
          <text:p text:style-name="P4">Atribuir total autonomia e flexibilidade à<text:span text:style-name="T1">s pessoas </text:span>no desempenho de suas funções;</text:p>
        </text:list-item>
        <text:list-item>
          <text:p text:style-name="P4">Liberdade e autonomia para impulsionar a iniciativa e criatividade das pessoas;</text:p>
        </text:list-item>
        <text:list-item>
          <text:p text:style-name="P4">Oferecer um sistema de disciplina pelo consenso, dando liberdade às pessoas e às equipes para decidir;</text:p>
        </text:list-item>
        <text:list-item>
          <text:p text:style-name="P4">Oferecer às pessoas autoridade e responsabilidade para aumentar a participação e o comprometimento;</text:p>
        </text:list-item>
      </text:list>
      <text:p text:style-name="P1"/>
      <text:p text:style-name="P1"/>
      <text:p text:style-name="P7">4) QUAL A LIGAÇÃO COM OS DIREITOS E A JUSTIÇA TRABALHISTA?</text:p>
      <text:p text:style-name="P1">Segundo a Constituição Federal (Artigo 5º, Inciso X) “são invioláveis a intimidade, a vida privada, a honra e a imagem das pessoas, assegurado o direito a indenização pelo dano material ou moral decorrente de sua violação”, porém é entendido que a empresa pode zelar pelo seu bem-estar e segurança, portanto existe a permissão para monitorar as pessoas desde que não sejam infringidas as premissas básicas citadas na constituição.</text:p>
      <text:p text:style-name="P1"/>
      <text:p text:style-name="P1"/>
      <text:p text:style-name="P7">5) O QUE VEM A SER A AVALIAÇÃO DE DESEMPENHO?</text:p>
      <text:p text:style-name="P1">É uma ferramenta que visa encontrar e analisar as competências técnicas e comportamentais de um colaborador ou uma equipe. É através da Avaliação de Desempenho que é possível relacionar o perfil do colaborador com a cultura da empresa. Ela deve ser feita <text:soft-page-break/>de tempos em tempos para avaliar o desempenho do colaborador, visto que, a aplicação desta ferramenta é para pontuar as questões que devem ser mantidas, desenvolvidas e erradicadas no colaborador.</text:p>
      <text:p text:style-name="P1"/>
      <text:p text:style-name="P1"/>
      <text:p text:style-name="P7">6) COMO ESSES DOIS ASSUNTOS SE RELACIONAM?</text:p>
      <text:p text:style-name="P1">A “avaliação de desempenho” visa analisar as competências técnicas e comportamentais em prol de uma melhoria e melhor aperfeiçoamento da equipe para a empresa ou a postura da empresa perante os funcionários (como ambos se relacionam) com o monitoramento da equipe e do colaborador você consegue identificar mais ainda os pontos necessários de mudança e quais não. Principalmente, que traz mais autonomia, segurança, liberdade, respeito e incentivo à equipe. </text:p>
      <text:p text:style-name="P1"/>
      <text:p text:style-name="P1"/>
      <text:p text:style-name="P7">7) TRÊS EXEMPLOS DE AVALIAÇÃO DE DESEMPENHO</text:p>
      <text:list xml:id="list2435406093" text:style-name="L4">
        <text:list-item>
          <text:p text:style-name="P6"><text:span text:style-name="T2">Autoavaliação de desempenho:</text:span> o próprio colaborador coloca seus pontos fortes e fracos, discute essa autoanalise com seu líder;</text:p>
          <text:p text:style-name="P6"/>
        </text:list-item>
        <text:list-item>
          <text:p text:style-name="P6"><text:span text:style-name="T2">Avaliação em equipe:</text:span> os colaboradores falam seus pontos fortes e fracos de sua própria equipe, o intuito é estabelecer uma comunicação e relacionamento entre os membros; </text:p>
          <text:p text:style-name="P6"/>
        </text:list-item>
        <text:list-item>
          <text:p text:style-name="P6"><text:span text:style-name="T2">Avaliação de Desempenho 360º:</text:span> todos os profissionais (independe de hierarquia) são avaliados e dão avaliações, o que permite um resultado complexo, mas o anonimato e um feedback mais sincero é estabelecido em testes assim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shall </meta:initial-creator>
    <meta:creation-date>2021-09-29T10:06:04.261704904</meta:creation-date>
    <dc:date>2021-10-02T18:41:40.971982944</dc:date>
    <dc:creator>Marshall </dc:creator>
    <meta:editing-duration>PT18M14S</meta:editing-duration>
    <meta:editing-cycles>2</meta:editing-cycles>
    <meta:generator>LibreOffice/7.1.6.2.0$Linux_X86_64 LibreOffice_project/10$Build-2</meta:generator>
    <meta:document-statistic meta:table-count="0" meta:image-count="0" meta:object-count="0" meta:page-count="2" meta:paragraph-count="32" meta:word-count="505" meta:character-count="3178" meta:non-whitespace-character-count="2719"/>
  </office:meta>
</office:document-meta>
</file>